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88cm" fo:margin-left="-0.908cm" table:align="left" fo:background-color="transparent">
        <style:background-image/>
      </style:table-properties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9.888cm"/>
    </style:style>
    <style:style style:name="Table1.1" style:family="table-row">
      <style:table-row-properties style:min-row-height="2.995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none" fo:border-right="none" fo:border-top="0.05pt inset #999999" fo:border-bottom="none"/>
    </style:style>
    <style:style style:name="Table2" style:family="table">
      <style:table-properties style:width="18.884cm" fo:margin-left="-0.908cm" table:align="left" fo:background-color="transparent">
        <style:background-image/>
      </style:table-properties>
    </style:style>
    <style:style style:name="Table2.A" style:family="table-column">
      <style:table-column-properties style:column-width="10.054cm"/>
    </style:style>
    <style:style style:name="Table2.B" style:family="table-column">
      <style:table-column-properties style:column-width="0.132cm"/>
    </style:style>
    <style:style style:name="Table2.D" style:family="table-column">
      <style:table-column-properties style:column-width="8.565cm"/>
    </style:style>
    <style:style style:name="Table2.1" style:family="table-row">
      <style:table-row-properties style:min-row-height="21.2cm" fo:background-color="transparent">
        <style:background-image/>
      </style:table-row-properties>
    </style:style>
    <style:style style:name="Table2.A1" style:family="table-cell">
      <style:table-cell-properties fo:padding="0.097cm" fo:border-left="none" fo:border-right="none" fo:border-top="0.05pt inset #999999" fo:border-bottom="none"/>
    </style:style>
    <style:style style:name="Table2.B1" style:family="table-cell">
      <style:table-cell-properties style:vertical-align="" fo:padding="0.097cm" fo:border-left="none" fo:border-right="none" fo:border-top="0.05pt inset #999999" fo:border-bottom="none"/>
    </style:style>
    <style:style style:name="P1" style:family="paragraph" style:parent-style-name="Title">
      <style:paragraph-properties fo:margin-top="0cm" fo:margin-bottom="0cm" loext:contextual-spacing="false"/>
      <style:text-properties fo:font-size="10pt" officeooo:paragraph-rsid="008c9095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 fo:line-height="0.199cm" fo:text-align="justify" style:justify-single-word="false"/>
      <style:text-properties fo:font-size="14pt" officeooo:paragraph-rsid="001bae41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style:line-height-at-least="0.55cm" fo:text-align="justify" style:justify-single-word="false"/>
      <style:text-properties officeooo:paragraph-rsid="001b6099"/>
    </style:style>
    <style:style style:name="P4" style:family="paragraph" style:parent-style-name="Heading_20_2">
      <style:paragraph-properties fo:margin-top="0cm" fo:margin-bottom="0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5" style:family="paragraph" style:parent-style-name="Heading_20_3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6" style:family="paragraph" style:parent-style-name="Heading_20_2">
      <style:paragraph-properties fo:margin-top="0.051cm" fo:margin-bottom="0cm" loext:contextual-spacing="false" style:line-height-at-least="0.559cm" fo:text-align="justify" style:justify-single-word="false"/>
      <style:text-properties fo:font-size="14pt" style:text-underline-style="solid" style:text-underline-width="auto" style:text-underline-color="font-color" officeooo:paragraph-rsid="001b6099" style:font-size-asian="14pt" style:font-size-complex="14pt"/>
    </style:style>
    <style:style style:name="P7" style:family="paragraph" style:parent-style-name="Heading_20_2">
      <style:paragraph-properties fo:margin-top="0.051cm" fo:margin-bottom="0cm" loext:contextual-spacing="false" style:line-height-at-least="0.55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8" style:family="paragraph" style:parent-style-name="Heading_20_2">
      <style:paragraph-properties fo:margin-top="0.051cm" fo:margin-bottom="0cm" loext:contextual-spacing="false" fo:line-height="0.51cm" fo:text-align="justify" style:justify-single-word="false"/>
      <style:text-properties fo:color="#355269" style:font-name="Liberation Serif" fo:font-size="14pt" style:text-underline-style="solid" style:text-underline-width="auto" style:text-underline-color="font-color" fo:font-weight="bold" officeooo:rsid="004e2c70" officeooo:paragraph-rsid="004e2c70" style:font-name-asian="Noto Serif CJK SC" style:font-size-asian="14pt" style:font-weight-asian="bold" style:font-name-complex="Lohit Devanagari" style:font-size-complex="14pt" style:font-weight-complex="bold"/>
    </style:style>
    <style:style style:name="P9" style:family="paragraph" style:parent-style-name="Heading_20_3">
      <style:paragraph-properties fo:margin-top="0.146cm" fo:margin-bottom="0.111cm" loext:contextual-spacing="false" fo:line-height="0.51cm" fo:text-align="justify" style:justify-single-word="false"/>
      <style:text-properties officeooo:paragraph-rsid="001b6099"/>
    </style:style>
    <style:style style:name="P10" style:family="paragraph" style:parent-style-name="Text_20_body">
      <style:paragraph-properties style:line-height-at-least="0.55cm" fo:text-align="justify" style:justify-single-word="false"/>
      <style:text-properties officeooo:paragraph-rsid="001b6099"/>
    </style:style>
    <style:style style:name="P11" style:family="paragraph" style:parent-style-name="Text_20_body">
      <style:paragraph-properties style:line-height-at-least="0.55cm" fo:text-align="justify" style:justify-single-word="false"/>
      <style:text-properties officeooo:paragraph-rsid="00490685"/>
    </style:style>
    <style:style style:name="P12" style:family="paragraph" style:parent-style-name="Text_20_body">
      <style:paragraph-properties fo:line-height="0.51cm" fo:text-align="justify" style:justify-single-word="false"/>
      <style:text-properties officeooo:paragraph-rsid="001ed997"/>
    </style:style>
    <style:style style:name="P13" style:family="paragraph" style:parent-style-name="Text_20_body">
      <style:paragraph-properties fo:text-align="start" style:justify-single-word="false"/>
      <style:text-properties fo:font-size="10pt" officeooo:rsid="00694a38" officeooo:paragraph-rsid="00766d1f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8pt" officeooo:rsid="00694a38" officeooo:paragraph-rsid="006aee89" style:font-size-asian="8pt" style:font-size-complex="8pt"/>
    </style:style>
    <style:style style:name="P15" style:family="paragraph" style:parent-style-name="Text_20_body">
      <style:paragraph-properties fo:text-align="start" style:justify-single-word="false"/>
      <style:text-properties fo:font-size="8pt" officeooo:rsid="006aee89" officeooo:paragraph-rsid="006aee89" style:font-size-asian="8pt" style:font-size-complex="8pt"/>
    </style:style>
    <style:style style:name="P16" style:family="paragraph" style:parent-style-name="Text_20_body">
      <style:paragraph-properties fo:text-align="start" style:justify-single-word="false"/>
      <style:text-properties fo:font-size="8pt" officeooo:rsid="006d8f84" officeooo:paragraph-rsid="006d8f84" style:font-size-asian="8pt" style:font-size-complex="8pt"/>
    </style:style>
    <style:style style:name="P17" style:family="paragraph" style:parent-style-name="Text_20_body">
      <style:paragraph-properties fo:text-align="start" style:justify-single-word="false"/>
      <style:text-properties officeooo:rsid="006d8f84" officeooo:paragraph-rsid="006d8f84"/>
    </style:style>
    <style:style style:name="P18" style:family="paragraph" style:parent-style-name="Text_20_body">
      <style:paragraph-properties fo:margin-top="0cm" fo:margin-bottom="0.046cm" loext:contextual-spacing="false" fo:line-height="115%" fo:text-align="justify" style:justify-single-word="false"/>
    </style:style>
    <style:style style:name="P19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18452e"/>
    </style:style>
    <style:style style:name="P20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27a997"/>
    </style:style>
    <style:style style:name="P21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ed997"/>
    </style:style>
    <style:style style:name="P22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b6099"/>
    </style:style>
    <style:style style:name="P23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91e435"/>
    </style:style>
    <style:style style:name="P24" style:family="paragraph" style:parent-style-name="Heading_20_2">
      <style:paragraph-properties fo:margin-top="0.453cm" fo:margin-bottom="0.312cm" loext:contextual-spacing="false" fo:line-height="115%" fo:text-align="justify" style:justify-single-word="false"/>
      <style:text-properties style:font-name="DejaVu Sans" fo:font-size="2pt" officeooo:paragraph-rsid="0018452e" style:font-size-asian="1.75pt" style:font-size-complex="2pt"/>
    </style:style>
    <style:style style:name="P25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fo:font-size="11pt" style:font-size-asian="11pt" style:font-size-complex="11pt"/>
    </style:style>
    <style:style style:name="P26" style:family="paragraph" style:parent-style-name="Heading_20_2">
      <style:paragraph-properties fo:margin-top="0.101cm" fo:margin-bottom="0.101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27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845ad" style:font-name-asian="Noto Serif CJK SC" style:font-size-asian="12pt" style:font-weight-asian="bold" style:font-name-complex="Lohit Devanagari" style:font-size-complex="12pt" style:font-weight-complex="bold"/>
    </style:style>
    <style:style style:name="P28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officeooo:paragraph-rsid="0091e435"/>
    </style:style>
    <style:style style:name="P29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center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P30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rsid="00953a32" officeooo:paragraph-rsid="00953a32" style:font-size-asian="14pt" style:font-size-complex="14pt"/>
    </style:style>
    <style:style style:name="P31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paragraph-rsid="001b6099" style:font-size-asian="14pt" style:font-size-complex="14pt"/>
    </style:style>
    <style:style style:name="P32" style:family="paragraph" style:parent-style-name="Text_20_body" style:list-style-name="L8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3" style:family="paragraph" style:parent-style-name="Text_20_body" style:list-style-name="L9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4" style:family="paragraph" style:parent-style-name="Text_20_body" style:list-style-name="L10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5" style:family="paragraph" style:parent-style-name="Text_20_body" style:list-style-name="L11">
      <style:paragraph-properties style:line-height-at-least="0.55cm" fo:text-align="justify" style:justify-single-word="false"/>
      <style:text-properties style:font-name="DejaVu Sans" fo:font-size="12pt" officeooo:paragraph-rsid="00490685" style:font-size-asian="12pt" style:font-size-complex="12pt"/>
    </style:style>
    <style:style style:name="P36" style:family="paragraph" style:parent-style-name="Text_20_body" style:list-style-name="L10">
      <style:paragraph-properties style:line-height-at-least="0.55cm" fo:text-align="justify" style:justify-single-word="false"/>
      <style:text-properties officeooo:paragraph-rsid="00490685"/>
    </style:style>
    <style:style style:name="P37" style:family="paragraph" style:parent-style-name="Text_20_body" style:list-style-name="L2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ae41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rsid="0018c955" officeooo:paragraph-rsid="002e326c" style:font-size-asian="10pt" style:font-size-complex="10pt"/>
    </style:style>
    <style:style style:name="P39" style:family="paragraph" style:parent-style-name="Text_20_body" style:list-style-name="L12">
      <style:paragraph-properties fo:margin-top="0cm" fo:margin-bottom="0cm" loext:contextual-spacing="false"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0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41" style:family="paragraph" style:parent-style-name="Text_20_body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42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fo:color="#2a6099" style:font-name="DejaVu Sans" fo:font-size="10pt" officeooo:rsid="007d1a26" officeooo:paragraph-rsid="001b6099" style:font-name-asian="Noto Serif CJK SC" style:font-size-asian="10pt" style:font-name-complex="Lohit Devanagari" style:font-size-complex="10pt"/>
    </style:style>
    <style:style style:name="P43" style:family="paragraph" style:parent-style-name="Text_20_body" style:list-style-name="L6">
      <style:paragraph-properties fo:margin-top="0cm" fo:margin-bottom="0cm" loext:contextual-spacing="false" style:line-height-at-least="0.55cm" fo:text-align="justify" style:justify-single-word="false"/>
      <style:text-properties officeooo:paragraph-rsid="00511f7b"/>
    </style:style>
    <style:style style:name="P44" style:family="paragraph" style:parent-style-name="Text_20_body" style:list-style-name="L6">
      <style:paragraph-properties fo:margin-top="0cm" fo:margin-bottom="0cm" loext:contextual-spacing="false" style:line-height-at-least="0.55cm" fo:text-align="justify" style:justify-single-word="false"/>
      <style:text-properties officeooo:paragraph-rsid="00530c06"/>
    </style:style>
    <style:style style:name="P45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6" style:family="paragraph" style:parent-style-name="Text_20_body" style:list-style-name="L4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7" style:family="paragraph" style:parent-style-name="Text_20_body" style:list-style-name="L7">
      <loext:graphic-properties draw:fill="none"/>
      <style:paragraph-properties fo:margin-left="0cm" fo:margin-right="0cm" fo:margin-top="0cm" fo:margin-bottom="0.247cm" loext:contextual-spacing="false" style:line-height-at-least="0.55cm" fo:text-align="justify" style:justify-single-word="false" fo:text-indent="0cm" style:auto-text-indent="false" fo:background-color="transparent"/>
      <style:text-properties style:font-name="DejaVu Sans" fo:font-size="10pt" officeooo:paragraph-rsid="001b6099" style:font-size-asian="10pt" style:font-size-complex="10pt"/>
    </style:style>
    <style:style style:name="P48" style:family="paragraph">
      <loext:graphic-properties draw:fill-color="#999999"/>
      <style:paragraph-properties fo:text-align="center"/>
      <style:text-properties fo:font-size="12pt"/>
    </style:style>
    <style:style style:name="T1" style:family="text">
      <style:text-properties fo:color="#355269" style:font-name="Liberation Serif" fo:font-weight="bold" style:font-name-asian="Noto Serif CJK SC" style:font-weight-asian="bold" style:font-name-complex="Lohit Devanagari" style:font-weight-complex="bold"/>
    </style:style>
    <style:style style:name="T2" style:family="text">
      <style:text-properties fo:color="#355269" style:font-name="Liberation Serif" fo:font-weight="bold" officeooo:rsid="0027a997" style:font-name-asian="Noto Serif CJK SC" style:font-weight-asian="bold" style:font-name-complex="Lohit Devanagari" style:font-weight-complex="bold"/>
    </style:style>
    <style:style style:name="T3" style:family="text">
      <style:text-properties fo:color="#355269" fo:font-style="normal" style:text-underline-style="solid" style:text-underline-width="auto" style:text-underline-color="font-color" officeooo:rsid="0077937c" style:font-style-asian="normal" style:font-style-complex="normal"/>
    </style:style>
    <style:style style:name="T4" style:family="text">
      <style:text-properties fo:font-size="11pt" officeooo:rsid="0027a997" style:font-size-asian="11pt" style:font-size-complex="11pt"/>
    </style:style>
    <style:style style:name="T5" style:family="text">
      <style:text-properties fo:color="#2a6099" fo:font-size="12pt" style:font-size-asian="12pt" style:font-size-complex="12pt"/>
    </style:style>
    <style:style style:name="T6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2a6099" fo:font-size="12pt" fo:font-weight="bold" officeooo:rsid="0032fa0c" style:font-size-asian="12pt" style:font-weight-asian="bold" style:font-size-complex="12pt" style:font-weight-complex="bold"/>
    </style:style>
    <style:style style:name="T8" style:family="text">
      <style:text-properties fo:color="#2a6099" fo:font-size="12pt" fo:font-weight="bold" officeooo:rsid="00335d88" style:font-size-asian="12pt" style:font-weight-asian="bold" style:font-size-complex="12pt" style:font-weight-complex="bold"/>
    </style:style>
    <style:style style:name="T9" style:family="text">
      <style:text-properties fo:color="#2a6099" fo:font-size="12pt" fo:font-weight="bold" officeooo:rsid="0045a9d9" style:font-size-asian="12pt" style:font-weight-asian="bold" style:font-size-complex="12pt" style:font-weight-complex="bold"/>
    </style:style>
    <style:style style:name="T10" style:family="text">
      <style:text-properties fo:color="#2a6099" fo:font-size="12pt" fo:font-weight="bold" officeooo:rsid="004790a5" style:font-size-asian="12pt" style:font-weight-asian="bold" style:font-size-complex="12pt" style:font-weight-complex="bold"/>
    </style:style>
    <style:style style:name="T11" style:family="text">
      <style:text-properties fo:color="#2a6099" fo:font-size="12pt" fo:font-weight="bold" officeooo:rsid="00490685" style:font-size-asian="12pt" style:font-weight-asian="bold" style:font-size-complex="12pt" style:font-weight-complex="bold"/>
    </style:style>
    <style:style style:name="T12" style:family="text"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2a6099" fo:font-size="12pt" style:text-underline-style="none" fo:font-weight="bold" officeooo:rsid="002757be" style:font-size-asian="12pt" style:font-weight-asian="bold" style:font-size-complex="12pt" style:font-weight-complex="bold"/>
    </style:style>
    <style:style style:name="T14" style:family="text">
      <style:text-properties fo:color="#2a6099" fo:font-size="12pt" style:text-underline-style="none" fo:font-weight="bold" officeooo:rsid="003af26a" style:font-size-asian="12pt" style:font-weight-asian="bold" style:font-size-complex="12pt" style:font-weight-complex="bold"/>
    </style:style>
    <style:style style:name="T15" style:family="text">
      <style:text-properties fo:color="#2a6099" fo:font-size="12pt" style:text-underline-style="none" fo:font-weight="bold" officeooo:rsid="003c6c33" style:font-size-asian="12pt" style:font-weight-asian="bold" style:font-size-complex="12pt" style:font-weight-complex="bold"/>
    </style:style>
    <style:style style:name="T16" style:family="text">
      <style:text-properties fo:color="#2a6099" fo:font-size="12pt" style:text-underline-style="none" fo:font-weight="bold" officeooo:rsid="0045a9d9" style:font-size-asian="12pt" style:font-weight-asian="bold" style:font-size-complex="12pt" style:font-weight-complex="bold"/>
    </style:style>
    <style:style style:name="T17" style:family="text">
      <style:text-properties fo:color="#2a6099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2a6099" fo:font-size="12pt" fo:font-style="italic" fo:font-weight="normal" officeooo:rsid="002e326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2a6099" fo:font-size="12pt" fo:font-style="italic" fo:font-weight="normal" officeooo:rsid="0032390a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2a6099" fo:font-size="12pt" fo:language="zxx" fo:country="none" style:text-underline-style="none" fo:font-weight="bold" officeooo:rsid="0032fa0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fo:color="#2a6099" fo:font-size="12pt" fo:language="zxx" fo:country="none" style:text-underline-style="none" fo:font-weight="bold" officeooo:rsid="0025fe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fo:color="#2a6099" fo:font-size="12pt" fo:language="zxx" fo:country="none" style:text-underline-style="none" fo:font-weight="bold" officeooo:rsid="00335d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2a6099" fo:font-size="12pt" fo:language="zxx" fo:country="none" style:text-underline-style="none" fo:font-weight="bold" officeooo:rsid="003657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2a6099" fo:font-size="12pt" fo:language="zxx" fo:country="none" style:text-underline-style="none" fo:font-weight="bold" officeooo:rsid="002757b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color="#2a6099" fo:font-size="12pt" fo:language="zxx" fo:country="none" style:text-underline-style="none" fo:font-weight="bold" officeooo:rsid="008b2ca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2a6099" style:font-name="Liberation Serif" fo:font-size="12pt" fo:font-weight="bold" officeooo:rsid="0030fabc" style:font-size-asian="12pt" style:font-weight-asian="bold" style:font-size-complex="12pt" style:font-weight-complex="bold"/>
    </style:style>
    <style:style style:name="T27" style:family="text">
      <style:text-properties fo:color="#2a6099" style:font-name="Liberation Serif" fo:font-size="12pt" fo:font-weight="bold" officeooo:rsid="002c9701" style:font-name-asian="Noto Serif CJK SC" style:font-size-asian="12pt" style:font-weight-asian="bold" style:font-name-complex="Lohit Devanagari" style:font-size-complex="12pt" style:font-weight-complex="bold"/>
    </style:style>
    <style:style style:name="T28" style:family="text">
      <style:text-properties fo:color="#2a6099" style:font-name="Liberation Serif" fo:font-size="12pt" fo:font-weight="bold" officeooo:rsid="0030fabc" style:font-name-asian="Noto Serif CJK SC" style:font-size-asian="12pt" style:font-weight-asian="bold" style:font-name-complex="Lohit Devanagari" style:font-size-complex="12pt" style:font-weight-complex="bold"/>
    </style:style>
    <style:style style:name="T29" style:family="text">
      <style:text-properties fo:color="#2a6099" style:font-name="Liberation Serif" fo:font-size="12pt" fo:font-weight="bold" officeooo:rsid="0091e435" style:font-name-asian="Noto Serif CJK SC" style:font-size-asian="12pt" style:font-weight-asian="bold" style:font-name-complex="Lohit Devanagari" style:font-size-complex="12pt" style:font-weight-complex="bold"/>
    </style:style>
    <style:style style:name="T30" style:family="text">
      <style:text-properties fo:color="#2a6099" style:font-name="Liberation Serif" fo:font-size="12pt" fo:font-weight="bold" officeooo:rsid="002845ad" style:font-name-asian="Noto Serif CJK SC" style:font-size-asian="12pt" style:font-weight-asian="bold" style:font-name-complex="Lohit Devanagari" style:font-size-complex="12pt" style:font-weight-complex="bold"/>
    </style:style>
    <style:style style:name="T31" style:family="text">
      <style:text-properties fo:color="#2a6099" style:font-name="DejaVu Sans" fo:font-size="10pt" fo:font-style="italic" style:font-size-asian="14pt" style:font-style-asian="italic" style:font-size-complex="14pt" style:font-style-complex="italic"/>
    </style:style>
    <style:style style:name="T32" style:family="text">
      <style:text-properties fo:color="#2a6099" style:font-name="DejaVu Sans" fo:font-size="10pt" fo:font-style="italic" officeooo:rsid="002845ad" style:font-size-asian="14pt" style:font-style-asian="italic" style:font-size-complex="14pt" style:font-style-complex="italic"/>
    </style:style>
    <style:style style:name="T33" style:family="text">
      <style:text-properties fo:color="#2a6099" style:font-name="DejaVu Sans" fo:font-size="10pt" fo:font-style="italic" officeooo:rsid="0091e435" style:font-size-asian="14pt" style:font-style-asian="italic" style:font-size-complex="14pt" style:font-style-complex="italic"/>
    </style:style>
    <style:style style:name="T34" style:family="text">
      <style:text-properties fo:color="#2a6099" style:font-name="DejaVu Sans" fo:font-size="10pt" fo:font-style="italic" style:font-size-asian="10pt" style:font-style-asian="italic" style:font-size-complex="10pt" style:font-style-complex="italic"/>
    </style:style>
    <style:style style:name="T35" style:family="text">
      <style:text-properties fo:color="#2a6099" style:font-name="DejaVu Sans" fo:font-size="10pt" fo:font-style="italic" officeooo:rsid="00295937" style:font-size-asian="10pt" style:font-style-asian="italic" style:font-size-complex="10pt" style:font-style-complex="italic"/>
    </style:style>
    <style:style style:name="T36" style:family="text">
      <style:text-properties fo:color="#2a6099" style:font-name="DejaVu Sans" fo:font-size="10pt" fo:font-style="italic" officeooo:rsid="0094c8eb" style:font-size-asian="10pt" style:font-style-asian="italic" style:font-size-complex="10pt" style:font-style-complex="italic"/>
    </style:style>
    <style:style style:name="T37" style:family="text">
      <style:text-properties fo:color="#2a6099" style:font-name="Liberation Sans" fo:font-size="12pt" fo:language="zxx" fo:country="none" style:text-underline-style="none" fo:font-weight="bold" officeooo:rsid="00511f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8" style:family="text">
      <style:text-properties fo:color="#2a6099" style:font-name="Liberation Sans" fo:font-size="12pt" fo:language="zxx" fo:country="none" style:text-underline-style="none" fo:font-weight="bold" officeooo:rsid="00540226" style:font-name-asian="Noto Serif CJK SC" style:font-size-asian="12pt" style:language-asian="zxx" style:country-asian="none" style:font-weight-asian="bold" style:font-name-complex="Lohit Devanagari" style:font-size-complex="12pt" style:language-complex="zxx" style:country-complex="none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605bd9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6aee89" style:font-style-asian="italic" style:font-style-complex="italic"/>
    </style:style>
    <style:style style:name="T43" style:family="text">
      <style:text-properties style:font-name="Liberation Serif" fo:font-size="11pt" style:font-name-asian="Noto Serif CJK SC" style:font-size-asian="11pt" style:font-name-complex="Lohit Devanagari" style:font-size-complex="11pt"/>
    </style:style>
    <style:style style:name="T44" style:family="text">
      <style:text-properties style:font-name="Liberation Serif" fo:font-size="11pt" officeooo:rsid="0027a997" style:font-name-asian="Noto Serif CJK SC" style:font-size-asian="11pt" style:font-name-complex="Lohit Devanagari" style:font-size-complex="11pt"/>
    </style:style>
    <style:style style:name="T45" style:family="text">
      <style:text-properties officeooo:rsid="002e326c"/>
    </style:style>
    <style:style style:name="T46" style:family="text">
      <style:text-properties officeooo:rsid="003426ec"/>
    </style:style>
    <style:style style:name="T47" style:family="text">
      <style:text-properties officeooo:rsid="0037c18f"/>
    </style:style>
    <style:style style:name="T48" style:family="text">
      <style:text-properties officeooo:rsid="003c6c33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3ff059" style:font-size-asian="10pt" style:font-size-complex="10pt"/>
    </style:style>
    <style:style style:name="T51" style:family="text">
      <style:text-properties fo:font-size="10pt" officeooo:rsid="00438978" style:font-size-asian="10pt" style:font-size-complex="10pt"/>
    </style:style>
    <style:style style:name="T52" style:family="text">
      <style:text-properties fo:font-size="10pt" fo:font-style="italic" style:font-size-asian="10pt" style:font-style-asian="italic" style:font-size-complex="10pt" style:font-style-complex="italic"/>
    </style:style>
    <style:style style:name="T53" style:family="text">
      <style:text-properties fo:font-size="10pt" fo:font-style="italic" officeooo:rsid="00438978" style:font-size-asian="10pt" style:font-style-asian="italic" style:font-size-complex="10pt" style:font-style-complex="italic"/>
    </style:style>
    <style:style style:name="T54" style:family="text">
      <style:text-properties officeooo:rsid="00605bd9"/>
    </style:style>
    <style:style style:name="T55" style:family="text">
      <style:text-properties style:font-name="DejaVu Sans" fo:font-size="10pt" style:font-size-asian="10pt" style:font-size-complex="10pt"/>
    </style:style>
    <style:style style:name="T56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57" style:family="text">
      <style:text-properties style:font-name="DejaVu Sans" fo:font-size="10pt" fo:font-style="italic" officeooo:rsid="00605bd9" style:font-size-asian="10pt" style:font-style-asian="italic" style:font-size-complex="10pt" style:font-style-complex="italic"/>
    </style:style>
    <style:style style:name="T58" style:family="text">
      <style:text-properties style:font-name="DejaVu Sans" fo:font-size="10pt" style:font-name-asian="Noto Serif CJK SC" style:font-size-asian="10pt" style:font-name-complex="Lohit Devanagari" style:font-size-complex="10pt"/>
    </style:style>
    <style:style style:name="T59" style:family="text">
      <style:text-properties style:font-name="DejaVu Sans" fo:font-size="10pt" officeooo:rsid="0018452e" style:font-name-asian="Noto Serif CJK SC" style:font-size-asian="10pt" style:font-name-complex="Lohit Devanagari" style:font-size-complex="10pt"/>
    </style:style>
    <style:style style:name="T60" style:family="text">
      <style:text-properties officeooo:rsid="0027a997"/>
    </style:style>
    <style:style style:name="T61" style:family="text">
      <style:text-properties officeooo:rsid="006aee89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6f8d6f" style:font-size-asian="8pt" style:font-size-complex="8pt"/>
    </style:style>
    <style:style style:name="T64" style:family="text">
      <style:text-properties fo:font-size="8pt" officeooo:rsid="0091d908" style:font-size-asian="8pt" style:font-size-complex="8pt"/>
    </style:style>
    <style:style style:name="T65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66" style:family="text">
      <style:text-properties officeooo:rsid="006cbc23"/>
    </style:style>
    <style:style style:name="T67" style:family="text">
      <style:text-properties officeooo:rsid="008d9fe1"/>
    </style:style>
    <style:style style:name="T68" style:family="text">
      <style:text-properties officeooo:rsid="008eff3f"/>
    </style:style>
    <style:style style:name="T69" style:family="text">
      <style:text-properties officeooo:rsid="0091d908"/>
    </style:style>
    <style:style style:name="T70" style:family="text">
      <style:text-properties officeooo:rsid="0096460a"/>
    </style:style>
    <style:style style:name="T71" style:family="text">
      <style:text-properties officeooo:rsid="0096f66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3">Skills</text:span>:</text:p>
            <text:p text:style-name="P14"><text:span text:style-name="T42">Languages:</text:span><text:span text:style-name="T61"> C, C++, C#, Rust, Python, Java, JavaScript</text:span></text:p>
            <text:p text:style-name="P15"><text:span text:style-name="T41">Operating Systems:</text:span> <text:s/>Linux, <text:span text:style-name="T66">Windows, Mac</text:span></text:p>
            <text:p text:style-name="P16"><text:span text:style-name="T41">Frameworks:</text:span> Apache, Docker, AWS, React, <text:span text:style-name="T67">Qt, </text:span><text:span text:style-name="T68">ROS, </text:span><text:span text:style-name="T69">RabbitMQ</text:span></text:p>
            <text:p text:style-name="P17"><text:span text:style-name="T65">Databases:</text:span><text:span text:style-name="T62"> PostgresSQL SQL, </text:span><text:span text:style-name="T63">GraphSQL, </text:span><text:span text:style-name="T64">Redis</text:span></text:p>
          </table:table-cell>
          <table:table-cell table:style-name="Table1.A1" office:value-type="string">
            <text:p text:style-name="P25"><text:span text:style-name="T60">amar</text:span>.<text:span text:style-name="T60">lakshya</text:span>@protonmail.com</text:p>
            <text:p text:style-name="P19"><text:a xlink:type="simple" xlink:href="https://github.com/amar-laksh" text:style-name="Internet_20_link" text:visited-style-name="Visited_20_Internet_20_Link"><text:span text:style-name="T4">https://github.com/amar-laksh</text:span></text:a></text:p>
            <text:p text:style-name="P19"><text:a xlink:type="simple" xlink:href="https://www.linkedin.com/in/amar-lakshya" text:style-name="Internet_20_link" text:visited-style-name="Visited_20_Internet_20_Link"><text:span text:style-name="T4">https://www.linkedin.com/in/amar-lakshya</text:span></text:a></text:p>
            <text:p text:style-name="P20"><text:a xlink:type="simple" xlink:href="https://amar-laksh.github.io/" text:style-name="Internet_20_link" text:visited-style-name="Visited_20_Internet_20_Link"><text:span text:style-name="T4">https://amar-laksh.github.io/</text:span></text:a></text:p>
            <text:p text:style-name="P18"><text:span text:style-name="T43">+44-</text:span><text:span text:style-name="T44">7873957151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h text:style-name="P26" text:outline-level="2"><draw:line text:anchor-type="paragraph" draw:z-index="0" draw:name="Shape1" draw:style-name="gr1" draw:text-style-name="P48" svg:x1="10.106cm" svg:y1="21.118cm" svg:x2="10.102cm" svg:y2="-0.109cm"><text:p/></draw:line>Work experience</text:h>
            <text:h text:style-name="P28" text:outline-level="3"><text:span text:style-name="T29">Sky</text:span><text:span text:style-name="T30"> </text:span><text:span text:style-name="T29">Drones</text:span></text:h>
            <text:p text:style-name="P23"><text:span text:style-name="T33">Part-time - Software </text:span><text:span text:style-name="T32">Engineer <text:s text:c="3"/></text:span><text:span text:style-name="T31"><text:s/></text:span><text:span text:style-name="T35">Sep</text:span><text:span text:style-name="T34"> 20</text:span><text:span text:style-name="T36">20 </text:span><text:span text:style-name="T34">— </text:span><text:span text:style-name="T36">Present</text:span></text:p>
            <text:list xml:id="list1476416854" text:style-name="L1">
              <text:list-item>
                <text:p text:style-name="P30">Working on the DevOps of the product using C++, <text:span text:style-name="T70">Python, Bash, </text:span>Travis, <text:span text:style-name="T71">and </text:span>Qt5.</text:p>
              </text:list-item>
            </text:list>
            <text:h text:style-name="P27" text:outline-level="3">Nymble Labs </text:h>
            <text:p text:style-name="P21"><text:span text:style-name="T33">Full-time </text:span><text:span text:style-name="T32">Systems Engineer <text:s text:c="3"/></text:span><text:span text:style-name="T31"><text:s text:c="5"/></text:span><text:span text:style-name="T35">Sep</text:span><text:span text:style-name="T34"> 201</text:span><text:span text:style-name="T35">8</text:span><text:span text:style-name="T34"> — </text:span><text:span text:style-name="T35">Feb</text:span><text:span text:style-name="T34"> 201</text:span><text:span text:style-name="T35">9</text:span></text:p>
            <text:list xml:id="list173024814260717" text:continue-numbering="true" text:style-name="L1">
              <text:list-item>
                <text:p text:style-name="P31">Implemented the next iteration of the product using <text:span text:style-name="T39">C++ 14, ROS2</text:span> and <text:span text:style-name="T39">Qt5</text:span>.</text:p>
              </text:list-item>
            </text:list>
            <text:list xml:id="list1567274546" text:style-name="L2">
              <text:list-item>
                <text:p text:style-name="P37">Revamped the entire software architecture to produce reliable, clean <text:span text:style-name="T39">OOP</text:span> code.</text:p>
              </text:list-item>
            </text:list>
            <text:p text:style-name="P2"/>
            <text:p text:style-name="P12"><text:span text:style-name="T34">Intern – </text:span><text:span text:style-name="T35">Software Engineer</text:span><text:span text:style-name="T34"> <text:s text:c="11"/></text:span><text:span text:style-name="T35">Dec</text:span><text:span text:style-name="T34"> 201</text:span><text:span text:style-name="T35">7</text:span><text:span text:style-name="T34"> — </text:span><text:span text:style-name="T35">Jul </text:span><text:span text:style-name="T34">201</text:span><text:span text:style-name="T35">8</text:span></text:p>
            <text:list xml:id="list973493614" text:style-name="L3">
              <text:list-item>
                <text:p text:style-name="P45">Designed a <text:span text:style-name="T39">ROS2</text:span> based distributed software architecture of the system.</text:p>
              </text:list-item>
            </text:list>
            <text:list xml:id="list2513788525" text:style-name="L4">
              <text:list-item>
                <text:p text:style-name="P46">Wrote a <text:span text:style-name="T39">Qt5</text:span> based display application for the on-board display.</text:p>
              </text:list-item>
            </text:list>
            <text:h text:style-name="P4" text:outline-level="2">Education</text:h>
            <text:h text:style-name="P5" text:outline-level="3"><text:span text:style-name="T5">M.Sc. </text:span><text:span text:style-name="T27">Cyber Security <text:s text:c="8"/></text:span><text:span text:style-name="T5"><text:s text:c="13"/>Sep 2019 - Sep 2020 </text:span></text:h>
            <text:p text:style-name="P41"><text:span text:style-name="T17">University of </text:span><text:span text:style-name="T18">Birmingham</text:span><text:span text:style-name="T17"> <text:s text:c="16"/>Distinction </text:span></text:p>
            <text:list xml:id="list2185951269" text:style-name="L5">
              <text:list-item>
                <text:p text:style-name="P38">Cryptography </text:p>
              </text:list-item>
              <text:list-item>
                <text:p text:style-name="P38"><text:span text:style-name="T45">I</text:span>ntelligent Data Analysis (Extended)</text:p>
              </text:list-item>
              <text:list-item>
                <text:p text:style-name="P38">Designing secure systems</text:p>
              </text:list-item>
              <text:list-item>
                <text:p text:style-name="P38">Hardware and Embedded Systems Security</text:p>
              </text:list-item>
              <text:list-item>
                <text:p text:style-name="P38">Forensics and Malware Analysis</text:p>
              </text:list-item>
              <text:list-item>
                <text:p text:style-name="P38">Network security (Extended)</text:p>
              </text:list-item>
              <text:list-item>
                <text:p text:style-name="P38">Penetration Testing</text:p>
              </text:list-item>
              <text:list-item>
                <text:p text:style-name="P38">Research project</text:p>
              </text:list-item>
            </text:list>
            <text:h text:style-name="P9" text:outline-level="3"><text:span text:style-name="T5">B.Sc. </text:span><text:span text:style-name="T28">Information Technology</text:span><text:span text:style-name="Source_20_Text"><text:span text:style-name="T26"> <text:s text:c="8"/></text:span></text:span><text:span text:style-name="T5">Jul 2014 - Apr 2017</text:span></text:h>
            <text:p text:style-name="P22"><text:span text:style-name="T19">St. Xaviers’ College</text:span><text:span text:style-name="T17"> <text:s text:c="27"/></text:span><text:span text:style-name="T19">2:1</text:span></text:p>
            <text:list xml:id="list2144212460" text:style-name="L6">
              <text:list-item>
                <text:p text:style-name="P40"><text:span text:style-name="T58">C, </text:span><text:span text:style-name="T59">C#</text:span><text:span text:style-name="T58">, C++, Java, Data Structures, Software Engineering, </text:span><text:span text:style-name="T59">Operating Systems, Data Mining.</text:span></text:p>
                <text:p text:style-name="P42"/>
              </text:list-item>
            </text:list>
            <text:h text:style-name="P8" text:outline-level="2">Publications &amp; Certifications</text:h>
            <text:list xml:id="list173025175820682" text:continue-numbering="true" text:style-name="L6">
              <text:list-item>
                <text:p text:style-name="P43"><text:a xlink:type="simple" xlink:href="http://youracclaim.com/badges/3ed437c4-0623-4e26-bdc7-4b9c58fc8bab" text:style-name="Internet_20_link" text:visited-style-name="Visited_20_Internet_20_Link"><text:span text:style-name="T37">CompTIA Sec+ Certificate</text:span></text:a></text:p>
              </text:list-item>
              <text:list-item>
                <text:p text:style-name="P44"><text:a xlink:type="simple" xlink:href="http://amazon.in/Crossed-Knotted-Various-Authors/dp/8192997529" text:style-name="Internet_20_link" text:visited-style-name="Visited_20_Internet_20_Link"><text:span text:style-name="T38">Crossed &amp; Knotted, Composite Novel</text:span></text:a></text:p>
              </text:list-item>
            </text:list>
          </table:table-cell>
          <table:table-cell table:style-name="Table2.B1" office:value-type="string">
            <text:h text:style-name="P6" text:outline-level="2"/>
          </table:table-cell>
          <table:table-cell table:style-name="Table2.A1" office:value-type="string">
            <text:h text:style-name="P6" text:outline-level="2"/>
          </table:table-cell>
          <table:table-cell table:style-name="Table2.A1" office:value-type="string">
            <text:h text:style-name="P7" text:outline-level="2">Projects <text:span text:style-name="T48">&amp; Contributions</text:span></text:h>
            <text:p text:style-name="P3"><text:a xlink:type="simple" xlink:href="https://github.com/amar-laksh/Logitech_pentest/blob/master/Report.pdf" text:style-name="Internet_20_link" text:visited-style-name="Visited_20_Internet_20_Link"><text:span text:style-name="T21">L</text:span></text:a><text:a xlink:type="simple" xlink:href="https://github.com/amar-laksh/Logitech_pentest/blob/master/Report.pdf" text:style-name="Internet_20_link" text:visited-style-name="Visited_20_Internet_20_Link"><text:span text:style-name="T20">ogi's Circle of Security</text:span></text:a><text:span text:style-name="T6"> <text:s/><text:tab/> <text:s text:c="12"/></text:span><text:span text:style-name="T7">Apr</text:span><text:span text:style-name="T6"> 20</text:span><text:span text:style-name="T7">20</text:span></text:p>
            <text:list xml:id="list1035460435" text:style-name="L7">
              <text:list-item>
                <text:p text:style-name="P47">A <text:span text:style-name="T46">p</text:span>enetration test conducted on Logitech’s Circle camera.</text:p>
              </text:list-item>
              <text:list-item>
                <text:p text:style-name="P47">The test showed that the <text:span text:style-name="T39">Logi Circle</text:span> is well-secured.</text:p>
              </text:list-item>
            </text:list>
            <text:p text:style-name="P10"><text:a xlink:type="simple" xlink:href="https://github.com/amar-laksh/fOS" text:style-name="Internet_20_link" text:visited-style-name="Visited_20_Internet_20_Link"><text:span text:style-name="T22">FOS</text:span></text:a><text:span text:style-name="T12"> <text:s text:c="29"/></text:span><text:span text:style-name="T13"><text:s text:c="23"/></text:span><text:span text:style-name="T8">Oct</text:span><text:span text:style-name="T6"> 2019</text:span></text:p>
            <text:list xml:id="list1275874797" text:style-name="L8">
              <text:list-item>
                <text:p text:style-name="P32">A Monolithic UNIX-like Kernel for the x86 and ARM (Raspberry Pi) platforms.</text:p>
              </text:list-item>
            </text:list>
            <text:p text:style-name="P10"><text:a xlink:type="simple" xlink:href="http://github.com/amar-laksh/TryinToKnowYouBetter" text:style-name="Internet_20_link" text:visited-style-name="Visited_20_Internet_20_Link"><text:span text:style-name="T23">TryingToKnowYouBetter</text:span></text:a><text:span text:style-name="T12"> <text:s text:c="17"/></text:span><text:span text:style-name="T6">Nov 2019</text:span></text:p>
            <text:list xml:id="list3244903765" text:style-name="L9">
              <text:list-item>
                <text:p text:style-name="P33">The Indian Election Commission’s website leaks data that can be analysed to effectively locate all reg<text:span text:style-name="T47">istered voters.</text:span></text:p>
              </text:list-item>
            </text:list>
            <text:p text:style-name="P11"><text:a xlink:type="simple" xlink:href="https://github.com/amar-laksh/vitae" text:style-name="Internet_20_link" text:visited-style-name="Visited_20_Internet_20_Link"><text:span text:style-name="T25">Vitae </text:span></text:a><text:span text:style-name="T24"><text:s text:c="51"/></text:span><text:span text:style-name="T10">A</text:span><text:span text:style-name="T11">pr </text:span><text:span text:style-name="T6">201</text:span><text:span text:style-name="T11">8</text:span></text:p>
            <text:list xml:id="list3954564807" text:style-name="L10">
              <text:list-item>
                <text:p text:style-name="P36"><text:span text:style-name="T55">An Esoteric, Interpreted </text:span><text:span text:style-name="T57">P</text:span><text:span text:style-name="T56">ython</text:span><text:span text:style-name="T55">-built language built entirely with regular expressions.</text:span></text:p>
              </text:list-item>
            </text:list>
            <text:p text:style-name="P11"><text:span text:style-name="T15">Cache patches, Mozilla</text:span><text:span text:style-name="T13"> <text:s text:c="21"/></text:span><text:span text:style-name="T6">Sep </text:span><text:span text:style-name="T9">2018</text:span></text:p>
            <text:list xml:id="list3382659801" text:style-name="L11">
              <text:list-item>
                <text:p text:style-name="P35"><text:span text:style-name="T49">Worked on patching cache entries that expire immediately in the </text:span><text:span text:style-name="T50">c</text:span><text:span text:style-name="T49">ache core of </text:span><text:span text:style-name="T52">Mozilla</text:span><text:span text:style-name="T49"> </text:span><text:span text:style-name="T53">C++</text:span><text:span text:style-name="T51"> </text:span><text:span text:style-name="T49">codebase.</text:span></text:p>
              </text:list-item>
            </text:list>
            <text:p text:style-name="P10"><text:a xlink:type="simple" xlink:href="https://amar-laksh.github.io/2017/03/16/CAPTCHAs-on-ceo-sites.html" text:style-name="Internet_20_link" text:visited-style-name="Visited_20_Internet_20_Link"><text:span text:style-name="T14">CAPTCHA Study</text:span></text:a><text:span text:style-name="T12"> <text:s text:c="3"/></text:span><text:span text:style-name="T13"><text:s text:c="27"/></text:span><text:span text:style-name="T10">Mar</text:span><text:span text:style-name="T6"> 201</text:span><text:span text:style-name="T10">7</text:span></text:p>
            <text:list xml:id="list173024405384788" text:continue-list="list3954564807" text:style-name="L10">
              <text:list-item>
                <text:p text:style-name="P34">An extensive study of CAPTCHA systems present on The Election Commission Of India’s websites across all the states in India.</text:p>
              </text:list-item>
            </text:list>
            <text:p text:style-name="P10"><text:a xlink:type="simple" xlink:href="https://addons.mozilla.org/en-US/firefox/addon/replaycer/" text:style-name="Internet_20_link" text:visited-style-name="Visited_20_Internet_20_Link"><text:span text:style-name="T16">Replaycer</text:span></text:a><text:span text:style-name="T12"> <text:s text:c="8"/></text:span><text:span text:style-name="T13"><text:s text:c="36"/></text:span><text:span text:style-name="T10">Jul</text:span><text:span text:style-name="T6"> 2017</text:span></text:p>
            <text:list xml:id="list301793723" text:style-name="L12">
              <text:list-item>
                <text:p text:style-name="P39">A fun Browser Add-on <text:span text:style-name="T54">written in </text:span><text:span text:style-name="T40">JavaScript</text:span><text:span text:style-name="T54"> </text:span>to replace content on the web that replaces live content like twitter feeds etc.</text:p>
              </text:list-item>
            </text:list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center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MP2" style:family="paragraph" style:parent-style-name="Title">
      <style:paragraph-properties fo:margin-top="0cm" fo:margin-bottom="0cm" loext:contextual-spacing="false"/>
      <style:text-properties fo:font-size="10pt" officeooo:paragraph-rsid="008c9095" style:font-size-asian="10pt" style:font-size-complex="10pt"/>
    </style:style>
    <style:style style:name="MT1" style:family="text">
      <style:text-properties fo:color="#355269" style:font-name="Liberation Serif" fo:font-weight="bold" officeooo:rsid="0027a997" style:font-name-asian="Noto Serif CJK SC" style:font-weight-asian="bold" style:font-name-complex="Lohit Devanagari" style:font-weight-complex="bold"/>
    </style:style>
    <style:style style:name="MT2" style:family="text">
      <style:text-properties fo:color="#355269" style:font-name="Liberation Serif" fo:font-weight="bold" style:font-name-asian="Noto Serif CJK SC" style:font-weight-asian="bold" style:font-name-complex="Lohit Devanagari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Amar Lakshya</text:h>
        <text:p text:style-name="MP2"><text:span text:style-name="MT1">A </text:span><text:span text:style-name="MT2">cyber security graduate with extensive professional experience in C++, Qt and ROS-based systems.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1:21:23.033740243</meta:creation-date>
    <dc:date>2020-11-09T17:30:22.964414203</dc:date>
    <meta:editing-duration>PT7H30S</meta:editing-duration>
    <meta:editing-cycles>111</meta:editing-cycles>
    <meta:generator>LibreOffice/6.4.7.2$Linux_X86_64 LibreOffice_project/40$Build-2</meta:generator>
    <meta:document-statistic meta:table-count="2" meta:image-count="0" meta:object-count="0" meta:page-count="1" meta:paragraph-count="57" meta:word-count="373" meta:character-count="2794" meta:non-whitespace-character-count="2168"/>
  </office:meta>
</office:document-meta>
</file>